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71.11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59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1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 un usuario], con la finalidad de [entrar a la apl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o eliminar un medicamento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agregar o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6" calcext:value-type="float">
            <text:p>6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7" calcext:value-type="float">
            <text:p>7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acceder a cada dia], con la finalidad de [agregar/eliminar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agregar fecha de inicio y fin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larar si se excluyen dias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13" office:value-type="float" office:value="16" calcext:value-type="float">
            <text:p>16</text:p>
          </table:table-cell>
          <table:table-cell table:style-name="ce5" office:value-type="string" calcext:value-type="string">
            <text:p>Como un [usuario], necesito [agregar dosis de la medicación], con la finalidad de [agregar mas información a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2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0:25:13.9413022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4-29T21:19:07.111005850</dc:date>
    <meta:generator>LibreOffice/6.2.8.2$Linux_X86_64 LibreOffice_project/20$Build-2</meta:generator>
    <meta:editing-duration>PT25M13S</meta:editing-duration>
    <meta:editing-cycles>5</meta:editing-cycles>
    <meta:document-statistic meta:table-count="1" meta:cell-count="8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